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ext-properties fo:color="#330099"/>
    </style:style>
    <style:style style:name="ce3" style:family="table-cell" style:parent-style-name="Default">
      <style:text-properties fo:color="#cc0066"/>
    </style:style>
    <style:style style:name="ce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N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GDatabase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DBT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singleFieldQue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newUser</text:p>
          </table:table-cell>
          <table:table-cell table:style-name="ce3" office:value-type="string" calcext:value-type="string">
            <text:p>Ev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userLogin</text:p>
          </table:table-cell>
          <table:table-cell table:style-name="ce3" office:value-type="string" calcext:value-type="string">
            <text:p>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checkpermission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moveUser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modifyUser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getUserInfo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gisterPermission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updatePermission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movePermission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gisterUsergroup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updateUsergroup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removeUsergroup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Users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UsersByGroup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Permissions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 office:value-type="string" calcext:value-type="string">
            <text:p>listUsergroups</text:p>
          </table:table-cell>
          <table:table-cell office:value-type="string" calcext:value-type="string">
            <text:p>Comman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ce3" office:value-type="string" calcext:value-type="string">
            <text:p>Ev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serman</text:p>
          </table:table-cell>
          <table:table-cell/>
          <table:table-cell table:style-name="Default"/>
          <table:table-cell table:number-columns-repeated="1020"/>
        </table:table-row>
      </table:table>
      <table:table table:name="DTStructs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ruct Nam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Field Num</text:p>
          </table:table-cell>
          <table:table-cell table:style-name="ce4" office:value-type="string" calcext:value-type="string">
            <text:p>Types ..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SSt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Str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S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Integ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SFlo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Flo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SDB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TableSt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SDBQu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String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2-22T14:46:52.165146533</dc:date>
    <dc:creator>ajl </dc:creator>
    <meta:editing-duration>PT18M24S</meta:editing-duration>
    <meta:editing-cycles>1</meta:editing-cycles>
    <meta:document-statistic meta:table-count="2" meta:cell-count="112" meta:object-count="0"/>
    <meta:generator>LibreOffice/4.2.8.2$Linux_X86_64 LibreOffice_project/420m0$Build-2</meta:generator>
  </office:meta>
</office:document-meta>
</file>